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715b0" officeooo:paragraph-rsid="001715b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dc623" officeooo:paragraph-rsid="002eed27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dc623" officeooo:paragraph-rsid="00304018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2dc623" officeooo:paragraph-rsid="003d4563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426a3b" officeooo:paragraph-rsid="00426a3b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9b85c" officeooo:paragraph-rsid="0019b85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9b85c" officeooo:paragraph-rsid="0034f116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29569c" officeooo:paragraph-rsid="0029569c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c30d6" officeooo:paragraph-rsid="0034f116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1715b0" officeooo:paragraph-rsid="001715b0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3cdfc" officeooo:paragraph-rsid="0023cdfc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3cdfc" officeooo:paragraph-rsid="00535f8c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3cdfc" officeooo:paragraph-rsid="005704aa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1e21d" officeooo:paragraph-rsid="0023cdfc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1e21d" officeooo:paragraph-rsid="00535f8c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2pt" fo:font-weight="normal" officeooo:rsid="001715b0" officeooo:paragraph-rsid="001715b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715b0" officeooo:paragraph-rsid="001ba18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715b0" officeooo:paragraph-rsid="001d4b64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715b0" officeooo:paragraph-rsid="0029569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715b0" officeooo:paragraph-rsid="0034f11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715b0" officeooo:paragraph-rsid="0054052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715b0" officeooo:paragraph-rsid="0057b88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715b0" officeooo:paragraph-rsid="0059e27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15b0" officeooo:paragraph-rsid="005b635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9b85c" officeooo:paragraph-rsid="001ba18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9b85c" officeooo:paragraph-rsid="001c30d6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9b85c" officeooo:paragraph-rsid="0034f116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c30d6" officeooo:paragraph-rsid="001c30d6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00b84" officeooo:paragraph-rsid="0021e21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3cdfc" officeooo:paragraph-rsid="0023cdf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3cdfc" officeooo:paragraph-rsid="00535f8c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3cdfc" officeooo:paragraph-rsid="0054052a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3cdfc" officeooo:paragraph-rsid="00547dd7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3cdfc" officeooo:paragraph-rsid="005704a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23cdfc" officeooo:paragraph-rsid="0057b88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3cdfc" officeooo:paragraph-rsid="00586da2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3cdfc" officeooo:paragraph-rsid="0059e27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3cdfc" officeooo:paragraph-rsid="005b635c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9569c" officeooo:paragraph-rsid="0029569c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9569c" officeooo:paragraph-rsid="003acf12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9569c" officeooo:paragraph-rsid="00437328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29569c" officeooo:paragraph-rsid="00500cb6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29569c" officeooo:paragraph-rsid="0051d021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2dc623" officeooo:paragraph-rsid="002eed27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dc623" officeooo:paragraph-rsid="0029569c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dc623" officeooo:paragraph-rsid="003d4563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dc623" officeooo:paragraph-rsid="00426a3b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dc623" officeooo:paragraph-rsid="00437328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dc623" officeooo:paragraph-rsid="004afda8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2dc623" officeooo:paragraph-rsid="004ceefb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304018" officeooo:paragraph-rsid="00304018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304018" officeooo:paragraph-rsid="003167a9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04018" officeooo:paragraph-rsid="0051d021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3acf12" officeooo:paragraph-rsid="003acf12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3acf12" officeooo:paragraph-rsid="00437328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3ee4fd" officeooo:paragraph-rsid="0040b374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3ee4fd" officeooo:paragraph-rsid="0044ff0b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3ee4fd" officeooo:paragraph-rsid="004ea6cd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3ee4fd" officeooo:paragraph-rsid="005255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260321" officeooo:paragraph-rsid="00461ce9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bold" officeooo:rsid="0019b85c" officeooo:paragraph-rsid="0019b85c" style:font-size-asian="10.5pt" style:font-weight-asian="bold" style:font-size-complex="12pt" style:font-weight-complex="bold"/>
    </style:style>
    <style:style style:name="P65" style:family="paragraph" style:parent-style-name="Standard">
      <style:text-properties fo:font-size="12pt" fo:font-weight="bold" officeooo:rsid="0019b85c" officeooo:paragraph-rsid="0034f116" style:font-size-asian="10.5pt" style:font-weight-asian="bold" style:font-size-complex="12pt" style:font-weight-complex="bold"/>
    </style:style>
    <style:style style:name="P66" style:family="paragraph" style:parent-style-name="Standard">
      <style:text-properties fo:font-size="12pt" fo:font-weight="bold" officeooo:rsid="001ba18e" officeooo:paragraph-rsid="0019b85c" style:font-size-asian="10.5pt" style:font-weight-asian="bold" style:font-size-complex="12pt" style:font-weight-complex="bold"/>
    </style:style>
    <style:style style:name="P67" style:family="paragraph" style:parent-style-name="Standard">
      <style:text-properties fo:font-size="12pt" fo:font-weight="bold" officeooo:rsid="001ba18e" officeooo:paragraph-rsid="0034f116" style:font-size-asian="10.5pt" style:font-weight-asian="bold" style:font-size-complex="12pt" style:font-weight-complex="bold"/>
    </style:style>
    <style:style style:name="P68" style:family="paragraph" style:parent-style-name="Standard">
      <style:text-properties fo:font-size="12pt" fo:font-weight="bold" officeooo:rsid="0023cdfc" officeooo:paragraph-rsid="0023cdfc" style:font-size-asian="10.5pt" style:font-weight-asian="bold" style:font-size-complex="12pt" style:font-weight-complex="bold"/>
    </style:style>
    <style:style style:name="P69" style:family="paragraph" style:parent-style-name="Standard">
      <style:text-properties fo:font-size="12pt" fo:font-weight="bold" officeooo:rsid="0023cdfc" officeooo:paragraph-rsid="00535f8c" style:font-size-asian="10.5pt" style:font-weight-asian="bold" style:font-size-complex="12pt" style:font-weight-complex="bold"/>
    </style:style>
    <style:style style:name="P70" style:family="paragraph" style:parent-style-name="Standard">
      <style:text-properties fo:font-size="12pt" fo:font-weight="bold" officeooo:rsid="0023cdfc" officeooo:paragraph-rsid="005704aa" style:font-size-asian="10.5pt" style:font-weight-asian="bold" style:font-size-complex="12pt" style:font-weight-complex="bold"/>
    </style:style>
    <style:style style:name="P71" style:family="paragraph" style:parent-style-name="Standard">
      <style:text-properties fo:font-size="12pt" fo:font-weight="bold" officeooo:rsid="002c78c9" officeooo:paragraph-rsid="0029569c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size="12pt" fo:font-weight="bold" officeooo:rsid="002dc623" officeooo:paragraph-rsid="002eed27" style:font-size-asian="10.5pt" style:font-weight-asian="bold" style:font-size-complex="12pt" style:font-weight-complex="bold"/>
    </style:style>
    <style:style style:name="P73" style:family="paragraph" style:parent-style-name="Standard">
      <style:text-properties fo:font-size="12pt" fo:font-weight="bold" officeooo:rsid="002dc623" officeooo:paragraph-rsid="003d4563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fo:font-weight="bold" officeooo:rsid="002dc623" officeooo:paragraph-rsid="00426a3b" style:font-size-asian="10.5pt" style:font-weight-asian="bold" style:font-size-complex="12pt" style:font-weight-complex="bold"/>
    </style:style>
    <style:style style:name="P75" style:family="paragraph" style:parent-style-name="Standard">
      <style:text-properties fo:font-size="12pt" fo:font-weight="bold" officeooo:rsid="003167a9" officeooo:paragraph-rsid="00304018" style:font-size-asian="10.5pt" style:font-weight-asian="bold" style:font-size-complex="12pt" style:font-weight-complex="bold"/>
    </style:style>
    <style:style style:name="P76" style:family="paragraph" style:parent-style-name="Standard">
      <style:text-properties fo:font-size="12pt" fo:font-weight="bold" officeooo:rsid="003167a9" officeooo:paragraph-rsid="003167a9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20pt" fo:font-weight="bold" officeooo:rsid="001715b0" officeooo:paragraph-rsid="001715b0" style:font-size-asian="20pt" style:font-weight-asian="bold" style:font-size-complex="20pt" style:font-weight-complex="bold"/>
    </style:style>
    <style:style style:name="P78" style:family="paragraph" style:parent-style-name="Standard">
      <style:text-properties fo:font-size="20pt" fo:font-weight="bold" officeooo:rsid="0021e21d" officeooo:paragraph-rsid="0021e21d" style:font-size-asian="20pt" style:font-weight-asian="bold" style:font-size-complex="20pt" style:font-weight-complex="bold"/>
    </style:style>
    <style:style style:name="P79" style:family="paragraph" style:parent-style-name="Standard">
      <style:text-properties fo:font-size="12pt" fo:font-weight="normal" officeooo:rsid="0033af07" officeooo:paragraph-rsid="005b635c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363400" officeooo:paragraph-rsid="00363400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1715b0" officeooo:paragraph-rsid="00195734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19b85c" officeooo:paragraph-rsid="0019b85c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19b85c" officeooo:paragraph-rsid="0034f116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19b85c" officeooo:paragraph-rsid="001bd597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29569c" officeooo:paragraph-rsid="0029569c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bold" officeooo:rsid="001715b0" officeooo:paragraph-rsid="001715b0" style:font-size-asian="10.5pt" style:font-weight-asian="bold" style:font-size-complex="12pt" style:font-weight-complex="bold"/>
    </style:style>
    <style:style style:name="P87" style:family="paragraph" style:parent-style-name="Standard">
      <style:text-properties fo:font-size="16pt" fo:font-weight="bold" officeooo:rsid="0021e21d" officeooo:paragraph-rsid="0023cdfc" style:font-size-asian="16pt" style:font-weight-asian="bold" style:font-size-complex="16pt" style:font-weight-complex="bold"/>
    </style:style>
    <style:style style:name="P88" style:family="paragraph" style:parent-style-name="Standard">
      <style:text-properties fo:font-size="16pt" fo:font-weight="bold" officeooo:rsid="002dc623" officeooo:paragraph-rsid="002eed27" style:font-size-asian="14pt" style:font-weight-asian="bold" style:font-size-complex="16pt" style:font-weight-complex="bold"/>
    </style:style>
    <style:style style:name="P89" style:family="paragraph" style:parent-style-name="Standard">
      <style:text-properties fo:font-size="16pt" fo:font-weight="bold" officeooo:rsid="002dc623" officeooo:paragraph-rsid="00304018" style:font-size-asian="14pt" style:font-weight-asian="bold" style:font-size-complex="16pt" style:font-weight-complex="bold"/>
    </style:style>
    <style:style style:name="T1" style:family="text">
      <style:text-properties officeooo:rsid="00171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b85c" style:font-weight-asian="bold" style:font-weight-complex="bold"/>
    </style:style>
    <style:style style:name="T4" style:family="text">
      <style:text-properties fo:font-weight="bold" officeooo:rsid="001ba18e" style:font-weight-asian="bold" style:font-weight-complex="bold"/>
    </style:style>
    <style:style style:name="T5" style:family="text">
      <style:text-properties fo:font-weight="bold" officeooo:rsid="002ae8d3" style:font-weight-asian="bold" style:font-weight-complex="bold"/>
    </style:style>
    <style:style style:name="T6" style:family="text">
      <style:text-properties fo:font-weight="bold" officeooo:rsid="002c78c9" style:font-weight-asian="bold" style:font-weight-complex="bold"/>
    </style:style>
    <style:style style:name="T7" style:family="text">
      <style:text-properties fo:font-weight="bold" officeooo:rsid="003167a9" style:font-weight-asian="bold" style:font-weight-complex="bold"/>
    </style:style>
    <style:style style:name="T8" style:family="text">
      <style:text-properties fo:font-weight="bold" officeooo:rsid="001715b0" style:font-weight-asian="bold" style:font-weight-complex="bold"/>
    </style:style>
    <style:style style:name="T9" style:family="text">
      <style:text-properties officeooo:rsid="0017697a"/>
    </style:style>
    <style:style style:name="T10" style:family="text">
      <style:text-properties officeooo:rsid="00195734"/>
    </style:style>
    <style:style style:name="T11" style:family="text">
      <style:text-properties officeooo:rsid="001ba18e"/>
    </style:style>
    <style:style style:name="T12" style:family="text">
      <style:text-properties officeooo:rsid="001bd597"/>
    </style:style>
    <style:style style:name="T13" style:family="text">
      <style:text-properties officeooo:rsid="0024bbdc"/>
    </style:style>
    <style:style style:name="T14" style:family="text">
      <style:text-properties officeooo:rsid="002ae8d3"/>
    </style:style>
    <style:style style:name="T15" style:family="text">
      <style:text-properties officeooo:rsid="002c78c9"/>
    </style:style>
    <style:style style:name="T16" style:family="text">
      <style:text-properties officeooo:rsid="002eed27"/>
    </style:style>
    <style:style style:name="T17" style:family="text">
      <style:text-properties officeooo:rsid="00304018"/>
    </style:style>
    <style:style style:name="T18" style:family="text">
      <style:text-properties officeooo:rsid="003167a9"/>
    </style:style>
    <style:style style:name="T19" style:family="text">
      <style:text-properties officeooo:rsid="003220c4"/>
    </style:style>
    <style:style style:name="T20" style:family="text">
      <style:text-properties officeooo:rsid="0033af07"/>
    </style:style>
    <style:style style:name="T21" style:family="text">
      <style:text-properties officeooo:rsid="0033bb44"/>
    </style:style>
    <style:style style:name="T22" style:family="text">
      <style:text-properties officeooo:rsid="0034f116"/>
    </style:style>
    <style:style style:name="T23" style:family="text">
      <style:text-properties officeooo:rsid="00378a1e"/>
    </style:style>
    <style:style style:name="T24" style:family="text">
      <style:text-properties officeooo:rsid="0038aa52"/>
    </style:style>
    <style:style style:name="T25" style:family="text">
      <style:text-properties officeooo:rsid="003a1b37"/>
    </style:style>
    <style:style style:name="T26" style:family="text">
      <style:text-properties fo:font-style="italic" officeooo:rsid="00195734" style:font-style-asian="italic" style:font-style-complex="italic"/>
    </style:style>
    <style:style style:name="T27" style:family="text">
      <style:text-properties officeooo:rsid="003acf12"/>
    </style:style>
    <style:style style:name="T28" style:family="text">
      <style:text-properties officeooo:rsid="003cc8bc"/>
    </style:style>
    <style:style style:name="T29" style:family="text">
      <style:text-properties officeooo:rsid="00426a3b"/>
    </style:style>
    <style:style style:name="T30" style:family="text">
      <style:text-properties officeooo:rsid="00437328"/>
    </style:style>
    <style:style style:name="T31" style:family="text">
      <style:text-properties officeooo:rsid="0029569c"/>
    </style:style>
    <style:style style:name="T32" style:family="text">
      <style:text-properties officeooo:rsid="0044334f"/>
    </style:style>
    <style:style style:name="T33" style:family="text">
      <style:text-properties officeooo:rsid="004afda8"/>
    </style:style>
    <style:style style:name="T34" style:family="text">
      <style:text-properties officeooo:rsid="004ceefb"/>
    </style:style>
    <style:style style:name="T35" style:family="text">
      <style:text-properties officeooo:rsid="00500cb6"/>
    </style:style>
    <style:style style:name="T36" style:family="text">
      <style:text-properties officeooo:rsid="0050a38d"/>
    </style:style>
    <style:style style:name="T37" style:family="text">
      <style:text-properties officeooo:rsid="0051d021"/>
    </style:style>
    <style:style style:name="T38" style:family="text">
      <style:text-properties officeooo:rsid="0051f379"/>
    </style:style>
    <style:style style:name="T39" style:family="text">
      <style:text-properties officeooo:rsid="00535f8c"/>
    </style:style>
    <style:style style:name="T40" style:family="text">
      <style:text-properties officeooo:rsid="00547dd7"/>
    </style:style>
    <style:style style:name="T41" style:family="text">
      <style:text-properties officeooo:rsid="00557584"/>
    </style:style>
    <style:style style:name="T42" style:family="text">
      <style:text-properties officeooo:rsid="00569725"/>
    </style:style>
    <style:style style:name="T43" style:family="text">
      <style:text-properties officeooo:rsid="005704aa"/>
    </style:style>
    <style:style style:name="T44" style:family="text">
      <style:text-properties officeooo:rsid="00586da2"/>
    </style:style>
    <style:style style:name="T45" style:family="text">
      <style:text-properties officeooo:rsid="0059e2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Server ESP</text:p>
      <text:p text:style-name="P16">Detalhamento das urls do servidor.</text:p>
      <text:p text:style-name="P16"/>
      <text:p text:style-name="P77">Logs:</text:p>
      <text:p text:style-name="P1"/>
      <text:p text:style-name="P10">POST /acionamento:</text:p>
      <text:p text:style-name="P16"><text:tab/><text:span text:style-name="T22">Método responsável por enviar ao servidor um evento que está acontecendo nas redondezas.</text:span></text:p>
      <text:p text:style-name="P16">A enviar:</text:p>
      <text:p text:style-name="P16"><text:tab/><text:span text:style-name="T2">Headers:</text:span></text:p>
      <text:p text:style-name="P16"><text:span text:style-name="T2"><text:tab/><text:tab/></text:span>portariaID:</text:p>
      <text:p text:style-name="P16"><text:tab/><text:tab/><text:tab/>String de tamanho 3 com o identificador da portaria.</text:p>
      <text:p text:style-name="P16"><text:tab/><text:tab/>x-auth:</text:p>
      <text:p text:style-name="P16"><text:tab/><text:tab/><text:tab/>Token JWT de acesso da portaria.</text:p>
      <text:p text:style-name="P16"><text:span text:style-name="T2"><text:tab/>Body</text:span><text:span text:style-name="T3">(JSON)</text:span><text:span text:style-name="T2">: </text:span></text:p>
      <text:p text:style-name="P16"><text:span text:style-name="T2"><text:tab/><text:tab/></text:span>evento:</text:p>
      <text:p text:style-name="P16"><text:tab/><text:tab/><text:tab/><text:span text:style-name="T9">Valor numérico referente ao evento a ser salvado.</text:span></text:p>
      <text:p text:style-name="P16"><text:tab/><text:tab/><text:tab/><text:span text:style-name="T9">0: Desliga.</text:span></text:p>
      <text:p text:style-name="P16"><text:tab/><text:tab/><text:tab/><text:span text:style-name="T9">1: Suspeita.</text:span></text:p>
      <text:p text:style-name="P16"><text:tab/><text:tab/><text:tab/><text:span text:style-name="T9">2: Ocorrência.</text:span></text:p>
      <text:p text:style-name="P16"><text:tab/><text:tab/><text:tab/><text:span text:style-name="T9">3: Ack.</text:span></text:p>
      <text:p text:style-name="P16"><text:tab/><text:tab/><text:tab/><text:span text:style-name="T20">4: Pânico.</text:span></text:p>
      <text:p text:style-name="P16"><text:tab/><text:tab/><text:tab/><text:span text:style-name="T20">5: Utilizado para atualizar um evento de Suspeita ou Ameaça, adicionando os <text:tab/><text:tab/><text:tab/>seguintes campos no JSON:</text:span></text:p>
      <text:p text:style-name="P25"><text:tab/><text:tab/><text:tab/><text:tab/><text:span text:style-name="T20">createdAt:</text:span></text:p>
      <text:p text:style-name="P79"><text:tab/><text:tab/><text:tab/><text:tab/><text:tab/>Para buscar o log do evento pelo timestamp.</text:p>
      <text:p text:style-name="P16"><text:tab/><text:tab/><text:tab/><text:tab/><text:span text:style-name="T20">direcao: </text:span></text:p>
      <text:p text:style-name="P25"><text:tab/><text:tab/><text:tab/><text:tab/><text:tab/><text:span text:style-name="T45">Direção que o autor se deslocou, utilizando a seguinte <text:tab/><text:tab/><text:tab/><text:tab/><text:tab/><text:tab/>codificação:</text:span></text:p>
      <text:p text:style-name="P41"><text:tab/><text:tab/><text:tab/><text:tab/><text:tab/><text:tab/><text:span text:style-name="T45">D: Direita.</text:span></text:p>
      <text:p text:style-name="P41"><text:tab/><text:tab/><text:tab/><text:tab/><text:tab/><text:tab/><text:span text:style-name="T45">E: Esquerda.</text:span><text:tab/></text:p>
      <text:p text:style-name="P25"><text:tab/><text:tab/><text:tab/><text:tab/><text:span text:style-name="T20">ameaca: </text:span></text:p>
      <text:p text:style-name="P79"><text:tab/><text:tab/><text:tab/><text:tab/><text:tab/>A forma que está se locomovendo o autor, utilizando os <text:tab/><text:tab/><text:tab/><text:tab/><text:tab/><text:tab/>seguintes números:<text:tab/><text:tab/></text:p>
      <text:p text:style-name="P16"><text:tab/><text:tab/><text:tab/><text:tab/><text:tab/><text:tab/>1: A pé.</text:p>
      <text:p text:style-name="P16"><text:tab/><text:tab/><text:tab/><text:tab/><text:tab/><text:tab/>2: Bicicleta.</text:p>
      <text:p text:style-name="P16"><text:tab/><text:tab/><text:tab/><text:tab/><text:tab/><text:tab/>3: Moto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6"><text:soft-page-break/>A receber:</text:p>
      <text:p text:style-name="P16"><text:tab/><text:span text:style-name="T2">Headers: -</text:span></text:p>
      <text:p text:style-name="P19"><text:span text:style-name="T2"><text:tab/>Body</text:span><text:span text:style-name="T3">(JSON)</text:span><text:span text:style-name="T2">:</text:span></text:p>
      <text:p text:style-name="P16"><text:span text:style-name="T2"><text:tab/><text:tab/></text:span><text:span text:style-name="T10">Log salvo:</text:span></text:p>
      <text:p text:style-name="P16"><text:tab/><text:tab/><text:tab/><text:span text:style-name="T10">Objeto de log que foi salvo no servidor contendo os seguintes atributos:</text:span></text:p>
      <text:p text:style-name="P16"><text:tab/><text:tab/><text:tab/><text:span text:style-name="T10">portariaID:</text:span></text:p>
      <text:p text:style-name="P17"><text:tab/><text:tab/><text:tab/><text:tab/>String de tamanho 3 com o identificador da portaria.</text:p>
      <text:p text:style-name="P17"><text:tab/><text:tab/><text:tab/><text:span text:style-name="T10">createdAt:</text:span></text:p>
      <text:p text:style-name="P17"><text:tab/><text:tab/><text:tab/><text:tab/><text:span text:style-name="T10">Timestamp gerado pela biblioteca </text:span><text:span text:style-name="T26">moment</text:span><text:span text:style-name="T10">.</text:span></text:p>
      <text:p text:style-name="P17"><text:tab/><text:tab/><text:tab/><text:span text:style-name="T10">evento:</text:span></text:p>
      <text:p text:style-name="P17"><text:tab/><text:tab/><text:tab/><text:tab/><text:span text:style-name="T10">Valor numérico referente ao evento a ser salvado.</text:span></text:p>
      <text:p text:style-name="P17"><text:tab/><text:tab/><text:tab/><text:tab/><text:span text:style-name="T9">0: Desliga.</text:span></text:p>
      <text:p text:style-name="P17"><text:tab/><text:tab/><text:tab/><text:tab/><text:span text:style-name="T9">1: Suspeita.</text:span></text:p>
      <text:p text:style-name="P17"><text:tab/><text:tab/><text:tab/><text:tab/><text:span text:style-name="T9">2: Ocorrência.</text:span></text:p>
      <text:p text:style-name="P17"><text:tab/><text:tab/><text:tab/><text:tab/><text:span text:style-name="T9">3: Ack.</text:span></text:p>
      <text:p text:style-name="P17"><text:tab/><text:tab/><text:tab/><text:tab/>4: Pânico.</text:p>
      <text:p text:style-name="P17"/>
      <text:p text:style-name="P17">O<text:span text:style-name="T21">b</text:span>s.: <text:span text:style-name="T21">P</text:span>ara <text:span text:style-name="T21">o caso de atualizar um evento, recebe a informação do banco de dados, onde há um campo que consta o status da operação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9"><text:soft-page-break/>GET /suspeita:</text:p>
      <text:p text:style-name="P30"><text:tab/><text:span text:style-name="T22">Método responsável por retornar quais portarias sinalizaram um evento de suspeita.</text:span></text:p>
      <text:p text:style-name="P30">A enviar:</text:p>
      <text:p text:style-name="P30"><text:tab/><text:span text:style-name="T2">Headers:</text:span></text:p>
      <text:p text:style-name="P30"><text:span text:style-name="T2"><text:tab/><text:tab/></text:span><text:span text:style-name="T1">portariaID:</text:span></text:p>
      <text:p text:style-name="P21"><text:tab/><text:tab/><text:tab/>String de tamanho 3 com o identificador da portaria.</text:p>
      <text:p text:style-name="P21"><text:tab/><text:tab/>x-auth:</text:p>
      <text:p text:style-name="P21"><text:tab/><text:tab/><text:tab/>Token JWT de acesso da portaria.</text:p>
      <text:p text:style-name="P65"><text:tab/>Body(JSON): -</text:p>
      <text:p text:style-name="P65"/>
      <text:p text:style-name="P30">A receber:</text:p>
      <text:p text:style-name="P30"><text:tab/><text:span text:style-name="T4">Headers: -</text:span></text:p>
      <text:p text:style-name="P67"><text:tab/>Body(JSON): </text:p>
      <text:p text:style-name="P30"><text:span text:style-name="T4"><text:tab/><text:tab/></text:span><text:span text:style-name="T11">Array contendo as portarias que foram acionadas pelo evento de suspeita, formatas <text:tab/><text:tab/>como:</text:span></text:p>
      <text:p text:style-name="P30"><text:tab/><text:tab/><text:tab/><text:span text:style-name="T11">portariaID: </text:span></text:p>
      <text:p text:style-name="P30"><text:tab/><text:tab/><text:tab/><text:tab/><text:span text:style-name="T1">String de tamanho 3 com o identificador da portaria.</text:span></text:p>
      <text:p text:style-name="P30"><text:tab/><text:tab/><text:tab/><text:span text:style-name="T11">CreatedAt: </text:span></text:p>
      <text:p text:style-name="P30"><text:tab/><text:tab/><text:tab/><text:tab/><text:span text:style-name="T11">Timestamp formatado no formato HH:MM:SS, DD/MM/AAAA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"><text:soft-page-break/>GET /<text:span text:style-name="T12">ocorrencia</text:span>:</text:p>
      <text:p text:style-name="P30"><text:tab/><text:span text:style-name="T22">Método responsável por retornar quais portarias sinalizaram um evento de ocorrência.</text:span></text:p>
      <text:p text:style-name="P26">A enviar:</text:p>
      <text:p text:style-name="P26"><text:tab/><text:span text:style-name="T2">Headers:</text:span></text:p>
      <text:p text:style-name="P27"><text:span text:style-name="T2"><text:tab/><text:tab/></text:span><text:span text:style-name="T1">portariaID:</text:span></text:p>
      <text:p text:style-name="P18"><text:tab/><text:tab/><text:tab/>String de tamanho 3 com o identificador da portaria.</text:p>
      <text:p text:style-name="P18"><text:tab/><text:tab/>x-auth:</text:p>
      <text:p text:style-name="P18"><text:tab/><text:tab/><text:tab/>Token JWT de acesso da portaria.</text:p>
      <text:p text:style-name="P64"><text:tab/>Body(JSON): -</text:p>
      <text:p text:style-name="P64"/>
      <text:p text:style-name="P26">A receber:</text:p>
      <text:p text:style-name="P26"><text:tab/><text:span text:style-name="T4">Headers: -</text:span></text:p>
      <text:p text:style-name="P66"><text:tab/>Body(JSON): </text:p>
      <text:p text:style-name="P26"><text:span text:style-name="T4"><text:tab/><text:tab/></text:span><text:span text:style-name="T11">Array contendo as portarias que foram acionadas pelo evento de ocorrência, formatas <text:tab/><text:tab/>como:</text:span></text:p>
      <text:p text:style-name="P26"><text:tab/><text:tab/><text:tab/><text:span text:style-name="T11">portariaID: </text:span></text:p>
      <text:p text:style-name="P27"><text:tab/><text:tab/><text:tab/><text:tab/><text:span text:style-name="T1">String de tamanho 3 com o identificador da portaria.</text:span></text:p>
      <text:p text:style-name="P27"><text:tab/><text:tab/><text:tab/><text:span text:style-name="T11">CreatedAt: </text:span></text:p>
      <text:p text:style-name="P27"><text:tab/><text:tab/><text:tab/><text:tab/><text:span text:style-name="T11">Timestamp formatado no formato HH:MM:SS, DD/MM/AAAA.</text:span></text:p>
      <text:p text:style-name="P26"/>
      <text:p text:style-name="P31"/>
      <text:p text:style-name="P31"/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7"><text:soft-page-break/>GET /<text:span text:style-name="T22">panico</text:span>:</text:p>
      <text:p text:style-name="P30"><text:tab/><text:span text:style-name="T22">Método responsável por retornar quais portarias sinalizaram um evento de pânico.</text:span></text:p>
      <text:p text:style-name="P30">A enviar:</text:p>
      <text:p text:style-name="P30"><text:tab/><text:span text:style-name="T2">Headers:</text:span></text:p>
      <text:p text:style-name="P30"><text:span text:style-name="T2"><text:tab/><text:tab/></text:span><text:span text:style-name="T1">portariaID:</text:span></text:p>
      <text:p text:style-name="P21"><text:tab/><text:tab/><text:tab/>String de tamanho 3 com o identificador da portaria.</text:p>
      <text:p text:style-name="P21"><text:tab/><text:tab/>x-auth:</text:p>
      <text:p text:style-name="P21"><text:tab/><text:tab/><text:tab/>Token JWT de acesso da portaria.</text:p>
      <text:p text:style-name="P65"><text:tab/>Body(JSON): -</text:p>
      <text:p text:style-name="P65"/>
      <text:p text:style-name="P30">A receber:</text:p>
      <text:p text:style-name="P30"><text:tab/><text:span text:style-name="T4">Headers: -</text:span></text:p>
      <text:p text:style-name="P67"><text:tab/>Body(JSON): </text:p>
      <text:p text:style-name="P30"><text:span text:style-name="T4"><text:tab/><text:tab/></text:span><text:span text:style-name="T11">Array contendo as portarias que foram acionadas pelo evento de pânico, formatas <text:tab/><text:tab/>como:</text:span></text:p>
      <text:p text:style-name="P30"><text:tab/><text:tab/><text:tab/><text:span text:style-name="T11">portariaID: </text:span></text:p>
      <text:p text:style-name="P30"><text:tab/><text:tab/><text:tab/><text:tab/><text:span text:style-name="T1">String de tamanho 3 com o identificador da portaria.</text:span></text:p>
      <text:p text:style-name="P30"><text:tab/><text:tab/><text:tab/><text:span text:style-name="T11">CreatedAt: </text:span></text:p>
      <text:p text:style-name="P30"><text:tab/><text:tab/><text:tab/><text:tab/><text:span text:style-name="T11">Timestamp formatado no formato HH:MM:SS, DD/MM/AAAA.</text:span></text:p>
      <text:p text:style-name="P30"/>
      <text:p text:style-name="P80">Obs.: A portaria que sinalizou pânico não pode desfazer esse evento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8"><text:soft-page-break/>Portarias:</text:p>
      <text:p text:style-name="P78"/>
      <text:p text:style-name="P11">POST /portariagenesis:</text:p>
      <text:p text:style-name="P33"><text:tab/><text:span text:style-name="T23">Método responsável por criar a portaria Gênesis no servido, utilizada para realizar as operações sobre as portarias.</text:span></text:p>
      <text:p text:style-name="P33">A enviar:</text:p>
      <text:p text:style-name="P33"><text:tab/><text:span text:style-name="T2">Headers: -</text:span></text:p>
      <text:p text:style-name="P68"><text:tab/>Body(JSON):</text:p>
      <text:p text:style-name="P33"><text:span text:style-name="T2"><text:tab/><text:tab/></text:span>pass:</text:p>
      <text:p text:style-name="P33"><text:tab/><text:tab/><text:tab/>Senha já existente dentro do servidor, utilizada somente para gerar a portaria <text:tab/><text:tab/><text:tab/>gênesis.</text:p>
      <text:p text:style-name="P33"><text:tab/><text:tab/><text:tab/></text:p>
      <text:p text:style-name="P33"><text:tab/><text:tab/>senha:</text:p>
      <text:p text:style-name="P33"><text:tab/><text:tab/><text:tab/>Senha <text:span text:style-name="T24">criada pelo administrador </text:span>para realizar login da portaria gênesis.</text:p>
      <text:p text:style-name="P33"/>
      <text:p text:style-name="P33">A receber:</text:p>
      <text:p text:style-name="P33"><text:tab/><text:span text:style-name="T2">Headers: -</text:span></text:p>
      <text:p text:style-name="P33"><text:span text:style-name="T2"><text:tab/>Body(JSON): </text:span><text:s/></text:p>
      <text:p text:style-name="P33"><text:tab/><text:tab/><text:span text:style-name="T13">portariaID:</text:span></text:p>
      <text:p text:style-name="P33"><text:tab/><text:tab/><text:tab/><text:span text:style-name="T13">Retorna o ID da portaria gênesis.</text:span></text:p>
      <text:p text:style-name="P33"/>
      <text:p text:style-name="P63">Obs.: Este método é utilizado somente uma vez, pois depois que criar a portaria gênesis, o servidor bloqueia a criação de uma nova portaria gênesis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POST /<text:span text:style-name="T39">dadosportaria</text:span>:</text:p>
      <text:p text:style-name="P34"><text:tab/><text:span text:style-name="T23">Método responsável por retornar os dados de uma portaria que ativou o evento de pânico.</text:span></text:p>
      <text:p text:style-name="P34">A enviar:</text:p>
      <text:p text:style-name="P34"><text:tab/><text:span text:style-name="T2">Headers: </text:span></text:p>
      <text:p text:style-name="P35"><text:span text:style-name="T2"><text:tab/><text:tab/></text:span><text:span text:style-name="T1">portariaID:</text:span></text:p>
      <text:p text:style-name="P22"><text:tab/><text:tab/><text:tab/>String de tamanho 3 com o identificador da portaria.</text:p>
      <text:p text:style-name="P22"><text:tab/><text:tab/>x-auth:</text:p>
      <text:p text:style-name="P22"><text:span text:style-name="T2"><text:tab/><text:tab/><text:tab/></text:span>Token JWT de acesso da portaria.</text:p>
      <text:p text:style-name="P69"><text:tab/>Body(JSON):</text:p>
      <text:p text:style-name="P34"><text:span text:style-name="T2"><text:tab/><text:tab/></text:span><text:span text:style-name="T40">portariaBuscada:</text:span></text:p>
      <text:p text:style-name="P36"><text:tab/><text:tab/><text:tab/><text:span text:style-name="T1">String de tamanho 3 com o identificador da portaria que acionou o evento de <text:tab/><text:tab/><text:tab/>pânico.</text:span></text:p>
      <text:p text:style-name="P34"/>
      <text:p text:style-name="P34">A receber:</text:p>
      <text:p text:style-name="P34"><text:tab/><text:span text:style-name="T2">Headers: -</text:span></text:p>
      <text:p text:style-name="P34"><text:span text:style-name="T2"><text:tab/>Body(JSON): </text:span><text:s/></text:p>
      <text:p text:style-name="P34"><text:tab/><text:tab/><text:span text:style-name="T41">String com o endereço formatado na seguinte forma:</text:span></text:p>
      <text:p text:style-name="P34"><text:tab/><text:tab/>“<text:span text:style-name="T41">Cidade”, “Estado”, “Rua”, Número: “Número do prédio”, “Bairro”, Telefone: “Telefone da portaria/porteiro”</text:span></text:p>
      <text:p text:style-name="P34"><text:tab/><text:tab/><text:span text:style-name="T42">Exemplo:</text:span></text:p>
      <text:p text:style-name="P34"><text:tab/><text:tab/><text:span text:style-name="T42">Pelotas, RS, Gonçalves Chaves, 780, Centro, Telefone: 9821938212</text:span>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<text:span text:style-name="T43">GET </text:span>/<text:span text:style-name="T43">alllogs</text:span>:</text:p>
      <text:p text:style-name="P37"><text:tab/><text:span text:style-name="T23">Método responsável por retornar todos os Logs para a portaria gênesis.</text:span></text:p>
      <text:p text:style-name="P37">A enviar:</text:p>
      <text:p text:style-name="P37"><text:tab/><text:span text:style-name="T2">Headers: </text:span></text:p>
      <text:p text:style-name="P38"><text:span text:style-name="T2"><text:tab/><text:tab/></text:span><text:span text:style-name="T31">x-auth: </text:span></text:p>
      <text:p text:style-name="P23"><text:span text:style-name="T2"><text:tab/><text:tab/><text:tab/></text:span>Token JWT de acesso da portaria gênesis.</text:p>
      <text:p text:style-name="P70"><text:tab/>Body(JSON): -</text:p>
      <text:p text:style-name="P37">A receber:</text:p>
      <text:p text:style-name="P37"><text:tab/><text:span text:style-name="T2">Headers: -</text:span></text:p>
      <text:p text:style-name="P37"><text:span text:style-name="T2"><text:tab/>Body(JSON): </text:span><text:s/></text:p>
      <text:p text:style-name="P39"><text:tab/><text:tab/><text:span text:style-name="T44">Vetor com todos os Logs, com a seguinte estrutura:</text:span></text:p>
      <text:p text:style-name="P39"><text:tab/><text:tab/><text:span text:style-name="T44">portariaID:</text:span></text:p>
      <text:p text:style-name="P39"><text:tab/><text:tab/><text:tab/><text:span text:style-name="T1">String de tamanho 3 com o identificador da portaria.</text:span></text:p>
      <text:p text:style-name="P39"><text:tab/><text:tab/><text:span text:style-name="T44">data:</text:span></text:p>
      <text:p text:style-name="P39"><text:tab/><text:tab/><text:tab/><text:span text:style-name="T11">Timestamp formatado no formato HH:MM:SS, DD/MM/AAAA.</text:span></text:p>
      <text:p text:style-name="P39"><text:tab/><text:tab/><text:span text:style-name="T45">evento:</text:span></text:p>
      <text:p text:style-name="P39"><text:tab/><text:tab/><text:tab/><text:span text:style-name="T45">Tipo de evento, utilizando a seguinte codificação:</text:span></text:p>
      <text:p text:style-name="P39"><text:tab/><text:tab/><text:tab/><text:span text:style-name="T45">S: Suspeita.</text:span></text:p>
      <text:p text:style-name="P39"><text:tab/><text:tab/><text:tab/><text:span text:style-name="T45">O: Ocorrência.</text:span></text:p>
      <text:p text:style-name="P39"><text:tab/><text:tab/><text:tab/><text:span text:style-name="T45">P: Pânico.</text:span></text:p>
      <text:p text:style-name="P39"><text:tab/><text:tab/><text:tab/><text:span text:style-name="T45">Ack: Acknowledgement.</text:span></text:p>
      <text:p text:style-name="P39"><text:tab/><text:tab/><text:span text:style-name="T44">direcao:</text:span></text:p>
      <text:p text:style-name="P40"><text:tab/><text:tab/><text:tab/><text:span text:style-name="T45">Direção que o autor se deslocou, utilizando a seguinte codificação:</text:span></text:p>
      <text:p text:style-name="P40"><text:tab/><text:tab/><text:tab/><text:span text:style-name="T45">D: Direita.</text:span></text:p>
      <text:p text:style-name="P40"><text:tab/><text:tab/><text:tab/><text:span text:style-name="T45">E: Esquerda.</text:span><text:tab/></text:p>
      <text:p text:style-name="P39"><text:tab/><text:tab/><text:span text:style-name="T45">ameaca:<text:tab/></text:span></text:p>
      <text:p text:style-name="P40"><text:tab/><text:tab/><text:tab/><text:span text:style-name="T20">A forma que está se locomovendo o autor, utilizando os seguintes números:</text:span></text:p>
      <text:p text:style-name="P24"><text:tab/><text:tab/><text:tab/>1: A pé.</text:p>
      <text:p text:style-name="P24"><text:tab/><text:tab/><text:tab/>2: Bicicleta.</text:p>
      <text:p text:style-name="P24"><text:tab/><text:tab/><text:tab/>3: Moto.</text:p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POST /portaria:</text:p>
      <text:p text:style-name="P42"><text:tab/><text:span text:style-name="T25">Método para cadastrar uma nova portaria no servidor, através da portaria gênesis.</text:span></text:p>
      <text:p text:style-name="P42">A enviar:</text:p>
      <text:p text:style-name="P42"><text:tab/><text:span text:style-name="T2">Headers:</text:span></text:p>
      <text:p text:style-name="P42"><text:span text:style-name="T2"><text:tab/><text:tab/></text:span>x-auth: </text:p>
      <text:p text:style-name="P20"><text:tab/><text:tab/><text:tab/>Token JWT de acesso da portaria gênesis.</text:p>
      <text:p text:style-name="P42"><text:tab/><text:span text:style-name="T5">Body(JSON):</text:span></text:p>
      <text:p text:style-name="P42"><text:span text:style-name="T5"><text:tab/><text:tab/></text:span><text:span text:style-name="T14">portariaID:</text:span></text:p>
      <text:p text:style-name="P42"><text:tab/><text:tab/><text:tab/><text:span text:style-name="T14">String de identificação da portaria que será cadastrada.</text:span></text:p>
      <text:p text:style-name="P42"><text:tab/><text:tab/><text:span text:style-name="T14">senha:</text:span></text:p>
      <text:p text:style-name="P42"><text:tab/><text:tab/><text:tab/><text:span text:style-name="T14">Senha de acesso da portaria que será cadastrada.</text:span></text:p>
      <text:p text:style-name="P42"><text:tab/><text:tab/><text:span text:style-name="T14">subordinados:</text:span></text:p>
      <text:p text:style-name="P45"><text:tab/><text:tab/><text:tab/><text:span text:style-name="T36">Vetor de objetos contendo os seguintes campos:</text:span></text:p>
      <text:p text:style-name="P45"><text:tab/><text:tab/><text:tab/><text:tab/><text:span text:style-name="T35">portariaID:</text:span></text:p>
      <text:p text:style-name="P45"><text:tab/><text:tab/><text:tab/><text:tab/><text:tab/><text:span text:style-name="T15">String de identificação da portaria que é subordinada.</text:span></text:p>
      <text:p text:style-name="P45"><text:tab/><text:tab/><text:tab/><text:tab/><text:span text:style-name="T35">posicao:</text:span></text:p>
      <text:p text:style-name="P45"><text:tab/><text:tab/><text:tab/><text:tab/><text:tab/><text:span text:style-name="T35">Onde ela se localiza utilizando como referencial a visão do <text:tab/><text:tab/><text:tab/><text:tab/><text:tab/>porteiro para a rua.</text:span></text:p>
      <text:p text:style-name="P42"><text:tab/><text:tab/><text:span text:style-name="T27">estado: </text:span></text:p>
      <text:p text:style-name="P42"><text:tab/><text:tab/><text:tab/><text:span text:style-name="T27">Estado onde a portaria está localizada.</text:span></text:p>
      <text:p text:style-name="P42"><text:tab/><text:tab/><text:span text:style-name="T27">cidade:</text:span></text:p>
      <text:p text:style-name="P42"><text:tab/><text:tab/><text:tab/><text:span text:style-name="T27">Cidade onde a portaria está localizada.</text:span></text:p>
      <text:p text:style-name="P42"><text:tab/><text:tab/><text:span text:style-name="T27">bairro:</text:span></text:p>
      <text:p text:style-name="P43"><text:tab/><text:tab/><text:tab/><text:span text:style-name="T27">Bairro onde a portaria está localizada.</text:span></text:p>
      <text:p text:style-name="P42"><text:tab/><text:tab/><text:span text:style-name="T27">rua:</text:span></text:p>
      <text:p text:style-name="P43"><text:tab/><text:tab/><text:tab/><text:span text:style-name="T27">Rua onde a portaria está localizada.</text:span></text:p>
      <text:p text:style-name="P57"><text:tab/><text:tab/>numero:</text:p>
      <text:p text:style-name="P57"><text:tab/><text:tab/><text:tab/>Número do prédio da portaria.</text:p>
      <text:p text:style-name="P57"><text:tab/><text:tab/>telefone:</text:p>
      <text:p text:style-name="P57"><text:tab/><text:tab/><text:tab/>Telefone da portaria/porteiro.</text:p>
      <text:p text:style-name="P42">A receber:</text:p>
      <text:p text:style-name="P42"><text:tab/><text:span text:style-name="T6">Headers: -</text:span></text:p>
      <text:p text:style-name="P71"><text:tab/>Body(JSON):</text:p>
      <text:p text:style-name="P42"><text:span text:style-name="T6"><text:tab/><text:tab/></text:span><text:span text:style-name="T15">portariaID:</text:span></text:p>
      <text:p text:style-name="P42"><text:tab/><text:tab/><text:tab/><text:span text:style-name="T15">String de identificação da portaria que foi cadastrada.</text:span></text:p>
      <text:p text:style-name="P42"><text:tab/><text:tab/><text:span text:style-name="T15">subordinados:</text:span></text:p>
      <text:p text:style-name="P42"><text:tab/><text:tab/><text:tab/><text:span text:style-name="T15">Vetor de strings contendo os identificadores das portarias subordinadas a <text:tab/><text:tab/><text:tab/><text:tab/>portaria cadastrada.</text:span></text:p>
      <text:p text:style-name="P42"/>
      <text:p text:style-name="P60">Obs.: Somente a portaria gênesis pode fazer operações nessa URL! <text:span text:style-name="T32">É utilizado no front-end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"><text:soft-page-break/><text:span text:style-name="T28">POST (</text:span>GET<text:span text:style-name="T28">)</text:span> /portarias:</text:p>
      <text:p text:style-name="P49"><text:tab/><text:span text:style-name="T28">Método para retornar todas as portaria, através da portaria gênesis. <text:s/>É declarado como um POST pois é possível parametrizar as portarias a serem buscadas.</text:span></text:p>
      <text:p text:style-name="P49">A enviar:</text:p>
      <text:p text:style-name="P49"><text:tab/><text:span text:style-name="T2">Headers:</text:span></text:p>
      <text:p text:style-name="P49"><text:span text:style-name="T2"><text:tab/><text:tab/></text:span>x-auth:</text:p>
      <text:p text:style-name="P49"><text:tab/><text:tab/><text:tab/><text:span text:style-name="T1">Token JWT de acesso da portaria gênesis.</text:span></text:p>
      <text:p text:style-name="P73"><text:tab/>Body(JSON): -</text:p>
      <text:p text:style-name="P49">A receber:</text:p>
      <text:p text:style-name="P49"><text:tab/><text:span text:style-name="T2">Headers: -</text:span></text:p>
      <text:p text:style-name="P73"><text:tab/>Body(JSON):</text:p>
      <text:p text:style-name="P49"><text:span text:style-name="T2"><text:tab/><text:tab/></text:span>Array de objetos contendo todas as portarias cadastradas no servidor.</text:p>
      <text:p text:style-name="P49"/>
      <text:p text:style-name="P59">Obs.: Somente a portaria gênesis pode fazer operações nessa URL! <text:span text:style-name="T32">É utilizado no front-end.</text:span></text:p>
      <text:p text:style-name="P4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POST /acionamentos:</text:p>
      <text:p text:style-name="P50"><text:tab/><text:span text:style-name="T29">Método responsável por retornar os acionamentos (Logs) requisitados segundo parâmetros</text:span></text:p>
      <text:p text:style-name="P50">A enviar:</text:p>
      <text:p text:style-name="P51"><text:tab/><text:span text:style-name="T2">Headers:</text:span></text:p>
      <text:p text:style-name="P51"><text:span text:style-name="T2"><text:tab/><text:tab/></text:span>x-auth:</text:p>
      <text:p text:style-name="P51"><text:span text:style-name="T2"><text:tab/><text:tab/><text:tab/></text:span><text:span text:style-name="T1">Token JWT de acesso da portaria gênesis.</text:span></text:p>
      <text:p text:style-name="P51"><text:span text:style-name="T8"><text:tab/></text:span><text:span text:style-name="T2">Body(JSON): </text:span></text:p>
      <text:p text:style-name="P51"><text:span text:style-name="T2"><text:tab/><text:tab/></text:span><text:span text:style-name="T27">estado: </text:span></text:p>
      <text:p text:style-name="P44"><text:tab/><text:tab/><text:tab/><text:span text:style-name="T27">Estado onde a portaria está localizada.</text:span></text:p>
      <text:p text:style-name="P44"><text:tab/><text:tab/><text:span text:style-name="T27">cidade:</text:span></text:p>
      <text:p text:style-name="P44"><text:tab/><text:tab/><text:tab/><text:span text:style-name="T27">Cidade onde a portaria está localizada.</text:span></text:p>
      <text:p text:style-name="P44"><text:tab/><text:tab/><text:span text:style-name="T27">bairro:</text:span></text:p>
      <text:p text:style-name="P44"><text:tab/><text:tab/><text:tab/><text:span text:style-name="T27">Bairro onde a portaria está localizada.</text:span></text:p>
      <text:p text:style-name="P44"><text:tab/><text:tab/><text:span text:style-name="T27">rua:</text:span></text:p>
      <text:p text:style-name="P44"><text:tab/><text:tab/><text:tab/><text:span text:style-name="T27">Rua onde a portaria está localizada.</text:span></text:p>
      <text:p text:style-name="P58"><text:tab/><text:tab/>numero:</text:p>
      <text:p text:style-name="P58"><text:span text:style-name="T2"><text:tab/><text:tab/><text:tab/></text:span>Número do prédio da portaria.</text:p>
      <text:p text:style-name="P51"><text:tab/><text:tab/><text:span text:style-name="T30">portariaID:</text:span></text:p>
      <text:p text:style-name="P51"><text:tab/><text:tab/><text:tab/><text:span text:style-name="T1">String de tamanho 3 com o identificador da portaria.</text:span></text:p>
      <text:p text:style-name="P50">A receber:</text:p>
      <text:p text:style-name="P50"><text:tab/><text:span text:style-name="T2">Headers: -</text:span></text:p>
      <text:p text:style-name="P74"><text:tab/>Body(JSON):</text:p>
      <text:p text:style-name="P52"><text:span text:style-name="T2"><text:tab/></text:span><text:span text:style-name="T33">Vetor de objetos, sendo que cada objeto possuí os seguintes parâmetros:</text:span></text:p>
      <text:p text:style-name="P52"><text:tab/><text:tab/><text:span text:style-name="T33">portariaID:</text:span></text:p>
      <text:p text:style-name="P52"><text:tab/><text:tab/><text:tab/><text:span text:style-name="T1">String de tamanho 3 com o identificador da portaria.</text:span><text:tab/><text:tab/></text:p>
      <text:p text:style-name="P52"><text:tab/><text:tab/><text:span text:style-name="T34">panico:</text:span></text:p>
      <text:p text:style-name="P52"><text:tab/><text:tab/><text:tab/><text:span text:style-name="T34">Vetor contendo todos os acionamentos de pânico da portaria.</text:span></text:p>
      <text:p text:style-name="P52"><text:tab/><text:tab/><text:span text:style-name="T34">suspeita:</text:span></text:p>
      <text:p text:style-name="P53"><text:tab/><text:tab/><text:tab/><text:span text:style-name="T34">Vetor contendo todos os acionamentos de pânico da portaria.</text:span></text:p>
      <text:p text:style-name="P53"><text:tab/><text:tab/><text:span text:style-name="T34">ocorrencia:</text:span></text:p>
      <text:p text:style-name="P53"><text:tab/><text:tab/><text:tab/><text:span text:style-name="T34">Vetor contendo todos os acionamentos de pânico da portaria.</text:span></text:p>
      <text:p text:style-name="P52"/>
      <text:p text:style-name="P61">Obs.: Somente a portaria gênesis pode fazer operações nessa URL! <text:span text:style-name="T32">É utilizado no front-end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6">POST</text:span> /portaria/<text:span text:style-name="T16">login</text:span>:</text:p>
      <text:p text:style-name="P47"><text:tab/><text:span text:style-name="T37">Método responsável por realizar o login e retornar o token de acesso, que neste caso é um JSON Web Token (JWT).</text:span></text:p>
      <text:p text:style-name="P47">A enviar:</text:p>
      <text:p text:style-name="P47"><text:tab/><text:span text:style-name="T2">Headers: -</text:span></text:p>
      <text:p text:style-name="P72"><text:tab/>Body(JSON): </text:p>
      <text:p text:style-name="P47"><text:tab/><text:tab/><text:span text:style-name="T16">portariaID:</text:span></text:p>
      <text:p text:style-name="P47"><text:tab/><text:tab/><text:tab/><text:span text:style-name="T16">String de identificador da portaria que deseja logar-se.</text:span></text:p>
      <text:p text:style-name="P47"><text:tab/><text:tab/><text:span text:style-name="T16">senha:</text:span></text:p>
      <text:p text:style-name="P47"><text:tab/><text:tab/><text:tab/><text:span text:style-name="T16">Senha de tamanho mínimo de 6 da portaria que deseja logar-se.</text:span><text:tab/></text:p>
      <text:p text:style-name="P47">A receber:</text:p>
      <text:p text:style-name="P47"><text:tab/><text:span text:style-name="T2">Headers: </text:span></text:p>
      <text:p text:style-name="P47"><text:span text:style-name="T2"><text:tab/><text:tab/></text:span><text:span text:style-name="T16">x-auth:</text:span></text:p>
      <text:p text:style-name="P47"><text:tab/><text:tab/><text:tab/><text:span text:style-name="T16">Token JWT de acesso da portaria que realizou o login.</text:span></text:p>
      <text:p text:style-name="P72"><text:tab/>Body(JSON):</text:p>
      <text:p text:style-name="P47"><text:span text:style-name="T2"><text:tab/><text:tab/></text:span><text:span text:style-name="T16">portariaID:</text:span></text:p>
      <text:p text:style-name="P47"><text:tab/><text:tab/><text:tab/><text:span text:style-name="T16">String de identificação da portaria que fez o login.</text:span></text:p>
      <text:p text:style-name="P47"><text:tab/><text:tab/><text:span text:style-name="T16">subordinados:</text:span></text:p>
      <text:p text:style-name="P47"><text:tab/><text:tab/><text:tab/><text:span text:style-name="T16">Array de strings contendo todas as portarias subordinadas a portaria que fez o <text:tab/><text:tab/><text:tab/>login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7">PATCH</text:span> /portaria<text:span text:style-name="T17">/subordinados</text:span>:</text:p>
      <text:p text:style-name="P54"><text:tab/><text:span text:style-name="T38">Método responsável por alterar os subordinados de uma portaria já salva no servidor.</text:span></text:p>
      <text:p text:style-name="P54">A enviar:</text:p>
      <text:p text:style-name="P54"><text:tab/><text:span text:style-name="T7">Headers:</text:span></text:p>
      <text:p text:style-name="P54"><text:span text:style-name="T7"><text:tab/><text:tab/></text:span><text:span text:style-name="T18">x-auth:</text:span></text:p>
      <text:p text:style-name="P55"><text:tab/><text:tab/><text:tab/><text:span text:style-name="T1">Token JWT de acesso da portaria gênesis.</text:span></text:p>
      <text:p text:style-name="P75"><text:tab/>Body(JSON):</text:p>
      <text:p text:style-name="P54"><text:span text:style-name="T7"><text:tab/><text:tab/></text:span><text:span text:style-name="T18">portariaID:</text:span></text:p>
      <text:p text:style-name="P54"><text:tab/><text:tab/><text:tab/><text:span text:style-name="T18">String de identificação da portaria a ser modificado os subordinados.</text:span></text:p>
      <text:p text:style-name="P54"><text:tab/><text:tab/><text:span text:style-name="T18">novosSubordinados:</text:span></text:p>
      <text:p text:style-name="P54"><text:tab/><text:tab/><text:tab/><text:span text:style-name="T18">Vetor de objetos contendo as portarias que serão manipuladas pelo servidor, <text:tab/><text:tab/><text:tab/>utilizando a estrutura:</text:span></text:p>
      <text:p text:style-name="P56"><text:tab/><text:tab/><text:tab/><text:tab/><text:span text:style-name="T35">portariaID:</text:span></text:p>
      <text:p text:style-name="P46"><text:tab/><text:tab/><text:tab/><text:tab/><text:tab/><text:span text:style-name="T15">String de identificação da portaria que é subordinada.</text:span></text:p>
      <text:p text:style-name="P46"><text:tab/><text:tab/><text:tab/><text:tab/><text:span text:style-name="T35">posicao:</text:span></text:p>
      <text:p text:style-name="P46"><text:tab/><text:tab/><text:tab/><text:tab/><text:tab/><text:span text:style-name="T35">Onde ela se localiza utilizando como referencial a visão do <text:tab/><text:tab/><text:tab/><text:tab/><text:tab/>porteiro para a rua.</text:span></text:p>
      <text:p text:style-name="P54"><text:tab/><text:tab/><text:span text:style-name="T18">op:</text:span></text:p>
      <text:p text:style-name="P54"><text:tab/><text:tab/><text:tab/><text:span text:style-name="T18">Valor numérico para identificar o tipo de operação a ser realizada, sendo ela:</text:span></text:p>
      <text:p text:style-name="P54"><text:tab/><text:tab/><text:tab/><text:span text:style-name="T18">0: Deleta as portarias no campo de subordinados da portariaID que foram <text:tab/><text:tab/><text:tab/>passados na variável novosSubordinados.</text:span></text:p>
      <text:p text:style-name="P55"><text:tab/><text:tab/><text:tab/><text:span text:style-name="T18">1: Adiciona as portarias no campo de subordinados da portariaID que foram <text:tab/><text:tab/><text:tab/>passadas na variável novosSubordinados.</text:span></text:p>
      <text:p text:style-name="P54">A receber:</text:p>
      <text:p text:style-name="P55"><text:tab/><text:span text:style-name="T7">Headers: -</text:span></text:p>
      <text:p text:style-name="P76"><text:tab/>Body(JSON):</text:p>
      <text:p text:style-name="P55"><text:span text:style-name="T7"><text:tab/><text:tab/></text:span><text:span text:style-name="T19">portariaID:</text:span></text:p>
      <text:p text:style-name="P55"><text:tab/><text:tab/><text:tab/><text:span text:style-name="T19">String de identificação da portaria que foi atualizado seus subordinados.</text:span></text:p>
      <text:p text:style-name="P55"><text:tab/><text:tab/><text:span text:style-name="T19">subordinados:</text:span></text:p>
      <text:p text:style-name="P55"><text:tab/><text:tab/><text:tab/><text:span text:style-name="T19">Array de portarias atualizado após a operação de PATCH.</text:span></text:p>
      <text:p text:style-name="P55"/>
      <text:p text:style-name="P62">Obs.: Somente a portaria gênesis pode fazer operações nessa URL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6:08:04.646028696</meta:creation-date>
    <dc:date>2019-03-08T15:10:34.842216588</dc:date>
    <meta:editing-duration>PT2H32M55S</meta:editing-duration>
    <meta:editing-cycles>68</meta:editing-cycles>
    <meta:generator>LibreOffice/5.1.6.2$Linux_X86_64 LibreOffice_project/10m0$Build-2</meta:generator>
    <meta:document-statistic meta:table-count="0" meta:image-count="0" meta:object-count="0" meta:page-count="13" meta:paragraph-count="292" meta:word-count="1316" meta:character-count="9280" meta:non-whitespace-character-count="7570"/>
  </office:meta>
</office:document-meta>
</file>